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j,</text:p>
      <text:p text:style-name="Standard"/>
      <text:p text:style-name="Standard">Jag heter Anton Larsson och pluggar idag till datavetare vid Uppsala universitet. Då pluggandet, pga sin brist i utmaningar, inte lockar mig mer önskar jag idag ta ett par års avbrott, vilket är varför jag skriver till er!</text:p>
      <text:p text:style-name="Standard"/>
      <text:p text:style-name="Standard">Direkt när jag såg er ansökan insåg jag att jag skulle passa utmärkt hos er, då hårdvarunära C programmering är en av mina bästa färdigheter och en av mina stora passioner. Som person definieras jag främst av kvalitén på mitt arbete, jag arbetar inte bara hårt, utan även med målsättningen att arbetet skall bidra till både företagets, såväl som min personliga framgång.</text:p>
      <text:p text:style-name="Standard"/>
      <text:p text:style-name="Standard">Utöver min förmåga att leverera som person, har jag även många år av erfarenhet att arbeta i team, så som t.ex. programmeringsprojekt, men även många år av team-aktiviteter så som hockey och fotboll i ryggen.</text:p>
      <text:p text:style-name="Standard"/>
      <text:p text:style-name="Standard">Ni skriver även att personen ni söker även skall vara erfaren av att bygga kod som är både lätt att läsa samt lätt att testa, något som varit en väldigt stor fokus i det kandidatprogrammet jag spenderat de två senaste åren med. Alla programmeringsmoment kräver inte bara lättläst kod, utan även att det mesta av denna kod skall vara testad, vilket gett mig oerhört värdefull erfarnhet i att testa både min egna som andras kod.</text:p>
      <text:p text:style-name="Standard"/>
      <text:p text:style-name="Standard">Tack vare alla de års erfarenhet jag har av programmering, samt min tidigare anställning som konsult hos proffice, tror jag att detta uppdrag skulle passa mig utmärkt.</text:p>
      <text:p text:style-name="Standard"/>
      <text:p text:style-name="Standard">För mer information, så som referenser eller kod-exempel, nås jag på:</text:p>
      <text:p text:style-name="Standard"/>
      <text:p text:style-name="Standard"><text:a xlink:type="simple" xlink:href="mailto:Ante9311@gmail.com" text:style-name="Internet_20_link" text:visited-style-name="Visited_20_Internet_20_Link">Ante9311@gmail.com</text:a></text:p>
      <text:p text:style-name="Standard">0707582993</text:p>
      <text:p text:style-name="Standard"/>
      <text:p text:style-name="Standard">Med vänliga hälsningar.<text:line-break/>Anton Lar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Larsson</meta:initial-creator>
    <meta:creation-date>2016-07-25T16:30:02.81</meta:creation-date>
    <dc:date>2016-07-25T17:11:13.26</dc:date>
    <dc:creator>Anton Larsson</dc:creator>
    <meta:editing-duration>PT25M51S</meta:editing-duration>
    <meta:editing-cycles>3</meta:editing-cycles>
    <meta:generator>OpenOffice/4.1.2$Win32 OpenOffice.org_project/412m3$Build-9782</meta:generator>
    <meta:document-statistic meta:table-count="0" meta:image-count="0" meta:object-count="0" meta:page-count="1" meta:paragraph-count="10" meta:word-count="256" meta:character-count="1532"/>
  </office:meta>
</office:document-meta>
</file>